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fo:color="#000000" style:text-line-through-style="none" style:font-name="Trebuchet MS" fo:font-size="21pt" fo:font-style="normal" style:text-underline-style="none" fo:font-weight="normal" style:text-blinking="false" fo:background-color="transparent"/>
    </style:style>
    <style:style style:name="P3" style:family="paragraph" style:parent-style-name="Text_20_body">
      <style:text-properties fo:font-weight="normal"/>
    </style:style>
    <style:style style:name="P4"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Heading_20_1">
      <style:paragraph-properties fo:text-align="center" style:justify-single-word="false"/>
      <style:text-properties fo:language="da" fo:country="DK" fo:font-weight="normal" style:font-weight-asian="normal" style:font-weight-complex="normal"/>
    </style:style>
    <style:style style:name="P6" style:family="paragraph" style:parent-style-name="Heading_20_1">
      <style:paragraph-properties fo:margin-top="0.139in" fo:margin-bottom="0in" fo:line-height="138%"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T1" style:family="text">
      <style:text-properties fo:language="da" fo:country="DK" fo:font-weight="normal" style:font-weight-asian="normal" style:font-weight-complex="normal"/>
    </style:style>
    <style:style style:name="T2" style:family="text">
      <style:text-properties fo:language="da" fo:country="DK" style:font-weight-asian="normal" style:font-weight-complex="normal"/>
    </style:style>
    <style:style style:name="T3"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illag 1.1</text:h>
      <text:p text:style-name="P1"><text:span text:style-name="T1"/></text:p>
      <text:p text:style-name="P2"><text:bookmark text:name="docs-internal-guid-ba4a5173-9476-edeb-de30-8a41aa6b0e9c"/><text:span text:style-name="T2">Business model canvas:</text:span></text:p>
      <text:p text:style-name="P3"><text:line-break/></text:p>
      <text:h text:style-name="P6" text:outline-level="1">Value Propositions (kundeværdi):</text:h>
      <text:p text:style-name="P4">Med vores applikation, vil det være muligt for kunden at bestille billetter til Vikingeskibsmuseet hjemmefra, i stedet for at skulle købe dem fysisk på museet. Det skal være simpelt og let-overskueligt, og kunden skal modtage billetterne pr. mail til “Print-Selv”. Vores applikation henvender sig primært til voksne.</text:p>
      <text:p text:style-name="Text_20_body"/>
      <text:h text:style-name="P6" text:outline-level="1">Customer Segments (Kunde segmenter)</text:h>
      <text:p text:style-name="P4">Vores applikation henvender sig mest til voksne med børn. Vikingeskibsmuseet er et sted hvor mange familier tager deres børn med, derfor vil det være ideelt at sætte aldersgrænse på 18 år, ved bestilling af billetter. Der er også mange firmaer der vælger at bruge vikingeskibsmuseet til teambuilding. </text:p>
      <text:h text:style-name="P6" text:outline-level="1">Revenue Streams (Indtægter)</text:h>
      <text:p text:style-name="P4">Vores applikation er gratis. Applikationen er en hjælp til vikingeskibsmuseet, og kunderne der nu har mulighed for at kunne bestille billetter hjemmefra, og på den måde kan det være, at vikingeskibsmuseet kan få større indtjening. </text:p>
      <text:h text:style-name="P6" text:outline-level="1">Channels (Kanaler)</text:h>
      <text:p text:style-name="P4">Appen kan findes på Windows store, hvorfra kunderne kan hente den gratis, når de har set reklamen for den på vikingeskibsmuseets hjemmeside. </text:p>
      <text:p text:style-name="Text_20_body"/>
      <text:h text:style-name="P6" text:outline-level="1">Customer Relationship (Relation)</text:h>
      <text:p text:style-name="P4">Vi skal lave et pålideligt og simpelt system som tager imod kunders booking hvorefter de kan betale i museet. Det er ikke alle som er lige tekniske så det skal gerne have et simpelt design som er let at forstå. Hvis museeum entusiaster bliver glade for systemet, så er museet også tilfreds.</text:p>
      <text:h text:style-name="P6" text:outline-level="1">Key Activities (Aktiviteter)</text:h>
      <text:p text:style-name="P4">Vores applikation skal fungere fejlfrit, og den skal være professionelt udviklet. Hvis der skulle opstå <text:soft-page-break/>fejl, skal brugeren få en god beskrivelse(exception) af fejlen. Applikationen skal være up-to-date, og skal kunne tilpasse sig eventuelle windows opdateringer.  </text:p>
      <text:p text:style-name="Text_20_body"/>
      <text:h text:style-name="P6" text:outline-level="1">Key Resources (Ressourcer)</text:h>
      <text:p text:style-name="P4">Server til system samt at lære personalet i museet i at bruge systemet.</text:p>
      <text:p text:style-name="P4">Ved eventuelle fejl kan vikingeskibsmuseet kontakte udviklerne(os).</text:p>
      <text:h text:style-name="P6" text:outline-level="1">Key Partners (partnere)</text:h>
      <text:p text:style-name="P4">Museets personale er ikke så teknisk uddannet, derfor har de allerede lejet sig ind på et firma der står for at holde en server oppe til bl.a. hjemmeside. Den kan vi bruge til at smide database på.</text:p>
      <text:h text:style-name="P6" text:outline-level="1">Cost Structure (Omkostninger)</text:h>
      <text:p text:style-name="P4">Vores applikation koster ikke noget at udvikle. Muligheden for Vikingeskibsmuseet er, at de vil kunne tjene flere penge, fordi kunderne nu har mulighed for kunne bestille billetter hjemmefra. Det kunne også være at andre firmaer vil købe reklameplads på applikationen. </text:p>
      <text:p text:style-name="Text_20_body"><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10:22:14.16</meta:creation-date>
    <meta:document-statistic meta:table-count="0" meta:image-count="0" meta:object-count="0" meta:page-count="2" meta:paragraph-count="23" meta:word-count="368" meta:character-count="2432"/>
    <dc:date>2015-05-27T13:19:39.15</dc:date>
    <meta:editing-duration>PT2H20M37S</meta:editing-duration>
    <meta:editing-cycles>1</meta:editing-cycles>
    <meta:generator>OpenOffice/4.1.1$Win32 OpenOffice.org_project/411m6$Build-9775</meta:generator>
  </office:meta>
</office:document-meta>
</file>